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paragraph-rsid="0015f1e9"/>
    </style:style>
    <style:style style:name="P11" style:family="paragraph" style:parent-style-name="Text_20_body">
      <style:text-properties officeooo:rsid="001df24a" officeooo:paragraph-rsid="001df24a"/>
    </style:style>
    <style:style style:name="P12" style:family="paragraph" style:parent-style-name="Text_20_body">
      <style:text-properties officeooo:paragraph-rsid="001f88f3"/>
    </style:style>
    <style:style style:name="P13" style:family="paragraph" style:parent-style-name="Text_20_body">
      <style:text-properties officeooo:paragraph-rsid="0020a3cd"/>
    </style:style>
    <style:style style:name="P14" style:family="paragraph" style:parent-style-name="Text_20_body">
      <style:text-properties officeooo:rsid="00227ca5" officeooo:paragraph-rsid="00227ca5"/>
    </style:style>
    <style:style style:name="P15" style:family="paragraph" style:parent-style-name="Text_20_body">
      <style:text-properties officeooo:rsid="0024ea54" officeooo:paragraph-rsid="0024ea54"/>
    </style:style>
    <style:style style:name="P16" style:family="paragraph" style:parent-style-name="Text_20_body">
      <style:text-properties officeooo:rsid="00251c5c" officeooo:paragraph-rsid="00251c5c"/>
    </style:style>
    <style:style style:name="P17" style:family="paragraph" style:parent-style-name="Text_20_body">
      <style:text-properties officeooo:rsid="0026c24c" officeooo:paragraph-rsid="0026c24c"/>
    </style:style>
    <style:style style:name="P18" style:family="paragraph" style:parent-style-name="Text_20_body">
      <style:text-properties officeooo:rsid="002884c0" officeooo:paragraph-rsid="002884c0"/>
    </style:style>
    <style:style style:name="P19" style:family="paragraph" style:parent-style-name="Text_20_body">
      <style:text-properties officeooo:rsid="0029c40b" officeooo:paragraph-rsid="0029c40b"/>
    </style:style>
    <style:style style:name="P20" style:family="paragraph" style:parent-style-name="Text_20_body">
      <style:text-properties officeooo:rsid="002a35c5" officeooo:paragraph-rsid="002a35c5"/>
    </style:style>
    <style:style style:name="P21" style:family="paragraph" style:parent-style-name="Text_20_body">
      <style:text-properties officeooo:rsid="0020c8c7" officeooo:paragraph-rsid="002bc87e"/>
    </style:style>
    <style:style style:name="P22" style:family="paragraph" style:parent-style-name="Text_20_body">
      <style:text-properties officeooo:rsid="002bc87e" officeooo:paragraph-rsid="002bc87e"/>
    </style:style>
    <style:style style:name="P23" style:family="paragraph" style:parent-style-name="Preformatted_20_Text">
      <style:text-properties officeooo:rsid="000db16c" officeooo:paragraph-rsid="000db16c"/>
    </style:style>
    <style:style style:name="P24" style:family="paragraph" style:parent-style-name="Preformatted_20_Text">
      <style:text-properties officeooo:rsid="000db16c" officeooo:paragraph-rsid="002884c0"/>
    </style:style>
    <style:style style:name="P25" style:family="paragraph" style:parent-style-name="Preformatted_20_Text">
      <style:text-properties officeooo:paragraph-rsid="000db16c"/>
    </style:style>
    <style:style style:name="P26" style:family="paragraph" style:parent-style-name="Text_20_body">
      <style:paragraph-properties fo:margin-left="0.4925in" fo:margin-right="0in" fo:text-indent="0in" style:auto-text-indent="false"/>
      <style:text-properties officeooo:rsid="0024ea54" officeooo:paragraph-rsid="0024ea54"/>
    </style:style>
    <style:style style:name="P27" style:family="paragraph" style:parent-style-name="Text_20_body">
      <style:paragraph-properties fo:margin-left="0.4925in" fo:margin-right="0in" fo:text-indent="0in" style:auto-text-indent="false"/>
      <style:text-properties officeooo:rsid="0024ea54" officeooo:paragraph-rsid="00251c5c"/>
    </style:style>
    <style:style style:name="P28" style:family="paragraph" style:parent-style-name="Text_20_body">
      <style:paragraph-properties fo:margin-left="0.4925in" fo:margin-right="0in" fo:text-indent="0in" style:auto-text-indent="false"/>
      <style:text-properties officeooo:rsid="0024ea54" officeooo:paragraph-rsid="00278a62"/>
    </style:style>
    <style:style style:name="P29" style:family="paragraph" style:parent-style-name="Text_20_body">
      <style:paragraph-properties fo:margin-left="0.4925in" fo:margin-right="0in" fo:text-indent="0in" style:auto-text-indent="false"/>
      <style:text-properties officeooo:rsid="00278a62" officeooo:paragraph-rsid="00278a62"/>
    </style:style>
    <style:style style:name="P30" style:family="paragraph" style:parent-style-name="Text_20_body">
      <style:paragraph-properties fo:margin-left="0in" fo:margin-right="0in" fo:text-indent="0in" style:auto-text-indent="false"/>
      <style:text-properties officeooo:rsid="00251c5c" officeooo:paragraph-rsid="0026c24c"/>
    </style:style>
    <style:style style:name="P31" style:family="paragraph" style:parent-style-name="Text_20_body">
      <style:paragraph-properties fo:margin-left="0in" fo:margin-right="0in" fo:text-indent="0in" style:auto-text-indent="false"/>
      <style:text-properties officeooo:rsid="0026c24c" officeooo:paragraph-rsid="0026c24c"/>
    </style:style>
    <style:style style:name="P32" style:family="paragraph" style:parent-style-name="Text_20_body">
      <style:paragraph-properties fo:margin-left="0in" fo:margin-right="0in" fo:text-indent="0in" style:auto-text-indent="false"/>
      <style:text-properties officeooo:rsid="00278a62" officeooo:paragraph-rsid="00278a62"/>
    </style:style>
    <style:style style:name="P33" style:family="paragraph" style:parent-style-name="Contents_20_1">
      <style:paragraph-properties>
        <style:tab-stops>
          <style:tab-stop style:position="6.2126in" style:type="right" style:leader-style="dotted" style:leader-text="."/>
        </style:tab-stops>
      </style:paragraph-properties>
    </style:style>
    <style:style style:name="P34" style:family="paragraph" style:parent-style-name="Contents_20_3">
      <style:paragraph-properties>
        <style:tab-stops>
          <style:tab-stop style:position="5.8193in" style:type="right" style:leader-style="dotted" style:leader-text="."/>
        </style:tab-stops>
      </style:paragraph-properties>
    </style:style>
    <style:style style:name="P35" style:family="paragraph" style:parent-style-name="Text_20_body" style:list-style-name="L1">
      <style:text-properties officeooo:rsid="00227ca5" officeooo:paragraph-rsid="00227ca5"/>
    </style:style>
    <style:style style:name="P36" style:family="paragraph" style:parent-style-name="Text_20_body" style:list-style-name="L2">
      <style:text-properties officeooo:rsid="002884c0" officeooo:paragraph-rsid="002884c0"/>
    </style:style>
    <style:style style:name="P37" style:family="paragraph" style:parent-style-name="Text_20_body">
      <style:paragraph-properties fo:margin-left="0.4925in" fo:margin-right="0in" fo:text-indent="0in" style:auto-text-indent="false"/>
      <style:text-properties officeooo:rsid="0024ea54" officeooo:paragraph-rsid="0024ea54"/>
    </style:style>
    <style:style style:name="P38" style:family="paragraph" style:parent-style-name="Text_20_body">
      <style:paragraph-properties fo:margin-left="0.4925in" fo:margin-right="0in" fo:text-indent="0in" style:auto-text-indent="false"/>
      <style:text-properties officeooo:rsid="002edaab" officeooo:paragraph-rsid="002edaab"/>
    </style:style>
    <style:style style:name="P39" style:family="paragraph" style:parent-style-name="Heading_20_1">
      <style:text-properties officeooo:paragraph-rsid="0024ea54"/>
    </style:style>
    <style:style style:name="P40" style:family="paragraph" style:parent-style-name="Heading_20_1">
      <style:text-properties officeooo:rsid="0024ea54" officeooo:paragraph-rsid="0015f1e9"/>
    </style:style>
    <style:style style:name="P41" style:family="paragraph" style:parent-style-name="Heading_20_1">
      <style:text-properties officeooo:paragraph-rsid="002884c0"/>
    </style:style>
    <style:style style:name="P42" style:family="paragraph" style:parent-style-name="Heading_20_1">
      <style:text-properties officeooo:rsid="002884c0" officeooo:paragraph-rsid="002a35c5"/>
    </style:style>
    <style:style style:name="P43" style:family="paragraph" style:parent-style-name="Heading_20_3">
      <style:text-properties officeooo:paragraph-rsid="00147352"/>
    </style:style>
    <style:style style:name="P44" style:family="paragraph" style:parent-style-name="Heading_20_3">
      <style:text-properties officeooo:rsid="0026c24c" officeooo:paragraph-rsid="0026c24c"/>
    </style:style>
    <style:style style:name="P45" style:family="paragraph" style:parent-style-name="Heading_20_3">
      <style:text-properties officeooo:paragraph-rsid="001f88f3"/>
    </style:style>
    <style:style style:name="P46" style:family="paragraph" style:parent-style-name="Heading_20_3">
      <style:text-properties officeooo:paragraph-rsid="0020a3cd"/>
    </style:style>
    <style:style style:name="P47" style:family="paragraph" style:parent-style-name="Heading_20_3">
      <style:text-properties officeooo:rsid="0015f1e9" officeooo:paragraph-rsid="00227ca5"/>
    </style:style>
    <style:style style:name="P48" style:family="paragraph" style:parent-style-name="Heading_20_3">
      <style:text-properties officeooo:rsid="0015f1e9" officeooo:paragraph-rsid="0015f1e9"/>
    </style:style>
    <style:style style:name="P49" style:family="paragraph" style:parent-style-name="Heading_20_3">
      <style:text-properties officeooo:paragraph-rsid="0015f1e9"/>
    </style:style>
    <style:style style:name="P50" style:family="paragraph" style:parent-style-name="Heading_20_3">
      <style:text-properties officeooo:paragraph-rsid="001b6a1e"/>
    </style:style>
    <style:style style:name="P51" style:family="paragraph" style:parent-style-name="Heading_20_3">
      <style:text-properties officeooo:paragraph-rsid="001ea471"/>
    </style:style>
    <style:style style:name="P52" style:family="paragraph" style:parent-style-name="Heading_20_3">
      <style:text-properties officeooo:paragraph-rsid="0020c8c7"/>
    </style:style>
    <style:style style:name="P53" style:family="paragraph" style:parent-style-name="Heading_20_3">
      <style:text-properties officeooo:rsid="002bc87e" officeooo:paragraph-rsid="002bc87e"/>
    </style:style>
    <style:style style:name="P54" style:family="paragraph" style:parent-style-name="Heading_20_3">
      <style:text-properties officeooo:rsid="002b6059" officeooo:paragraph-rsid="002bc87e"/>
    </style:style>
    <style:style style:name="P55" style:family="paragraph" style:parent-style-name="Heading_20_3">
      <style:text-properties officeooo:rsid="0020c8c7" officeooo:paragraph-rsid="002bc87e"/>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text:tab/>R65 System Softwar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736_1282248675" text:style-name="Index_20_Link" text:visited-style-name="Index_20_Link">R65 CRT Controller:<text:tab/>2</text:a></text:p>
          <text:p text:style-name="P34"><text:a xlink:type="simple" xlink:href="#__RefHeading___Toc738_1282248675" text:style-name="Index_20_Link" text:visited-style-name="Index_20_Link">R65 Input/Output Controller:<text:tab/>2</text:a></text:p>
          <text:p text:style-name="P34"><text:a xlink:type="simple" xlink:href="#__RefHeading___Toc740_1282248675" text:style-name="Index_20_Link" text:visited-style-name="Index_20_Link">R65 Floppy Disk Controller:<text:tab/>2</text:a></text:p>
          <text:p text:style-name="P34"><text:a xlink:type="simple" xlink:href="#__RefHeading___Toc742_1282248675" text:style-name="Index_20_Link" text:visited-style-name="Index_20_Link">The R65 System Monitor:<text:tab/>3</text:a></text:p>
          <text:p text:style-name="P33"><text:a xlink:type="simple" xlink:href="#__RefHeading___Toc105_1190721295" text:style-name="Index_20_Link" text:visited-style-name="Index_20_Link">1. STOP, QUIT and SHUTDOWN<text:tab/>3</text:a></text:p>
          <text:p text:style-name="P33"><text:a xlink:type="simple" xlink:href="#__RefHeading___Toc1046_1077742712" text:style-name="Index_20_Link" text:visited-style-name="Index_20_Link">3. Installation<text:tab/>3</text:a></text:p>
          <text:p text:style-name="P34"><text:a xlink:type="simple" xlink:href="#__RefHeading___Toc1048_1077742712" text:style-name="Index_20_Link" text:visited-style-name="Index_20_Link">Adding additional disks<text:tab/>4</text:a></text:p>
          <text:p text:style-name="P34"><text:a xlink:type="simple" xlink:href="#__RefHeading___Toc1050_1077742712" text:style-name="Index_20_Link" text:visited-style-name="Index_20_Link">Upgrading the R65 Emulator<text:tab/>4</text:a></text:p>
          <text:p text:style-name="P33"><text:a xlink:type="simple" xlink:href="#__RefHeading___Toc107_1190721295" text:style-name="Index_20_Link" text:visited-style-name="Index_20_Link">3. Monitor Commands<text:tab/>5</text:a></text:p>
          <text:p text:style-name="P34"><text:a xlink:type="simple" xlink:href="#__RefHeading___Toc744_1282248675" text:style-name="Index_20_Link" text:visited-style-name="Index_20_Link">CLRB exp1<text:tab/>5</text:a></text:p>
          <text:p text:style-name="P34"><text:a xlink:type="simple" xlink:href="#__RefHeading___Toc984_1077742712" text:style-name="Index_20_Link" text:visited-style-name="Index_20_Link">COPY filnam[.cy],from_drive,to_drive<text:tab/>5</text:a></text:p>
          <text:p text:style-name="P34"><text:a xlink:type="simple" xlink:href="#__RefHeading___Toc1019_1077742712" text:style-name="Index_20_Link" text:visited-style-name="Index_20_Link">DATE<text:tab/>5</text:a></text:p>
          <text:p text:style-name="P34"><text:a xlink:type="simple" xlink:href="#__RefHeading___Toc986_1077742712" text:style-name="Index_20_Link" text:visited-style-name="Index_20_Link">DELETE filnam[.cy][,drive]<text:tab/>6</text:a></text:p>
          <text:p text:style-name="P34"><text:a xlink:type="simple" xlink:href="#__RefHeading___Toc988_1077742712" text:style-name="Index_20_Link" text:visited-style-name="Index_20_Link">DFORMAT diskname,drive<text:tab/>6</text:a></text:p>
          <text:p text:style-name="P34"><text:a xlink:type="simple" xlink:href="#__RefHeading___Toc750_1282248675" text:style-name="Index_20_Link" text:visited-style-name="Index_20_Link">DIR drive<text:tab/>6</text:a></text:p>
          <text:p text:style-name="P34"><text:a xlink:type="simple" xlink:href="#__RefHeading___Toc752_1282248675" text:style-name="Index_20_Link" text:visited-style-name="Index_20_Link">DIS [exp1][,exp2]<text:tab/>6</text:a></text:p>
          <text:p text:style-name="P34"><text:a xlink:type="simple" xlink:href="#__RefHeading___Toc990_1077742712" text:style-name="Index_20_Link" text:visited-style-name="Index_20_Link">EDIT filnam[.cy][,drive]<text:tab/>6</text:a></text:p>
          <text:p text:style-name="P34"><text:a xlink:type="simple" xlink:href="#__RefHeading___Toc992_1077742712" text:style-name="Index_20_Link" text:visited-style-name="Index_20_Link">EXPORT filnam[.cy][,drive]<text:tab/>6</text:a></text:p>
          <text:p text:style-name="P34"><text:a xlink:type="simple" xlink:href="#__RefHeading___Toc994_1077742712" text:style-name="Index_20_Link" text:visited-style-name="Index_20_Link">FDIR [drive]<text:tab/>6</text:a></text:p>
          <text:p text:style-name="P34"><text:a xlink:type="simple" xlink:href="#__RefHeading___Toc996_1077742712" text:style-name="Index_20_Link" text:visited-style-name="Index_20_Link">FLOPPY disknam[,drive]<text:tab/>6</text:a></text:p>
          <text:p text:style-name="P34"><text:a xlink:type="simple" xlink:href="#__RefHeading___Toc754_1282248675" text:style-name="Index_20_Link" text:visited-style-name="Index_20_Link">GO [exp1][,register definitions]<text:tab/>6</text:a></text:p>
          <text:p text:style-name="P34"><text:a xlink:type="simple" xlink:href="#__RefHeading___Toc756_1282248675" text:style-name="Index_20_Link" text:visited-style-name="Index_20_Link">GSB [exp1][,register definitions]<text:tab/>7</text:a></text:p>
          <text:p text:style-name="P34"><text:a xlink:type="simple" xlink:href="#__RefHeading___Toc998_1077742712" text:style-name="Index_20_Link" text:visited-style-name="Index_20_Link">IMPORT filnam[,drive]<text:tab/>7</text:a></text:p>
          <text:p text:style-name="P34"><text:a xlink:type="simple" xlink:href="#__RefHeading___Toc758_1282248675" text:style-name="Index_20_Link" text:visited-style-name="Index_20_Link">LOAD filnam[.cy][,drive][,exp1]<text:tab/>7</text:a></text:p>
          <text:p text:style-name="P34"><text:a xlink:type="simple" xlink:href="#__RefHeading___Toc1000_1077742712" text:style-name="Index_20_Link" text:visited-style-name="Index_20_Link">NEW filnam[.cy][,drive]<text:tab/>7</text:a></text:p>
          <text:p text:style-name="P34"><text:a xlink:type="simple" xlink:href="#__RefHeading___Toc1002_1077742712" text:style-name="Index_20_Link" text:visited-style-name="Index_20_Link">PACK [drive]<text:tab/>7</text:a></text:p>
          <text:p text:style-name="P34"><text:a xlink:type="simple" xlink:href="#__RefHeading___Toc1004_1077742712" text:style-name="Index_20_Link" text:visited-style-name="Index_20_Link">PROTECT filnam[.cy][,drive]<text:tab/>7</text:a></text:p>
          <text:p text:style-name="P34"><text:a xlink:type="simple" xlink:href="#__RefHeading___Toc760_1282248675" text:style-name="Index_20_Link" text:visited-style-name="Index_20_Link">PRTB<text:tab/>7</text:a></text:p>
          <text:p text:style-name="P34"><text:a xlink:type="simple" xlink:href="#__RefHeading___Toc762_1282248675" text:style-name="Index_20_Link" text:visited-style-name="Index_20_Link">REG [register definitions]<text:tab/>7</text:a></text:p>
          <text:p text:style-name="P34"><text:a xlink:type="simple" xlink:href="#__RefHeading___Toc1006_1077742712" text:style-name="Index_20_Link" text:visited-style-name="Index_20_Link">RENAME filnam[.cy][,drive]<text:tab/>7</text:a></text:p>
          <text:p text:style-name="P34"><text:a xlink:type="simple" xlink:href="#__RefHeading___Toc1008_1077742712" text:style-name="Index_20_Link" text:visited-style-name="Index_20_Link">REVIVE entry number[, drive]<text:tab/>7</text:a></text:p>
          <text:p text:style-name="P34"><text:a xlink:type="simple" xlink:href="#__RefHeading___Toc764_1282248675" text:style-name="Index_20_Link" text:visited-style-name="Index_20_Link">RESETB<text:tab/>7</text:a></text:p>
          <text:p text:style-name="P34"><text:a xlink:type="simple" xlink:href="#__RefHeading___Toc766_1282248675" text:style-name="Index_20_Link" text:visited-style-name="Index_20_Link">RUN filnam[.cy][,drive],[,exps1]<text:tab/>8</text:a></text:p>
          <text:p text:style-name="P34"><text:a xlink:type="simple" xlink:href="#__RefHeading___Toc1010_1077742712" text:style-name="Index_20_Link" text:visited-style-name="Index_20_Link">SAVE [drive]<text:tab/>8</text:a></text:p>
          <text:p text:style-name="P34"><text:a xlink:type="simple" xlink:href="#__RefHeading___Toc768_1282248675" text:style-name="Index_20_Link" text:visited-style-name="Index_20_Link">SETB exp1<text:tab/>8</text:a></text:p>
          <text:p text:style-name="P34"><text:a xlink:type="simple" xlink:href="#__RefHeading___Toc770_1282248675" text:style-name="Index_20_Link" text:visited-style-name="Index_20_Link">STEP [exp1]<text:tab/>8</text:a></text:p>
          <text:p text:style-name="P34"><text:a xlink:type="simple" xlink:href="#__RefHeading___Toc772_1282248675" text:style-name="Index_20_Link" text:visited-style-name="Index_20_Link">STORE filnam[.cy],[drive],exp1-exp2,[P]S[,exp3]<text:tab/>8</text:a></text:p>
          <text:p text:style-name="P34"><text:a xlink:type="simple" xlink:href="#__RefHeading___Toc1012_1077742712" text:style-name="Index_20_Link" text:visited-style-name="Index_20_Link">SWAP [dive]<text:tab/>8</text:a></text:p>
          <text:p text:style-name="P34"><text:a xlink:type="simple" xlink:href="#__RefHeading___Toc774_1282248675" text:style-name="Index_20_Link" text:visited-style-name="Index_20_Link">TRACE [exp1,exp2]<text:tab/>8</text:a></text:p>
          <text:p text:style-name="P34"><text:a xlink:type="simple" xlink:href="#__RefHeading___Toc1014_1077742712" text:style-name="Index_20_Link" text:visited-style-name="Index_20_Link">VOLUME [drive]<text:tab/>8</text:a></text:p>
          <text:p text:style-name="P34"><text:a xlink:type="simple" xlink:href="#__RefHeading___Toc776_1282248675" text:style-name="Index_20_Link" text:visited-style-name="Index_20_Link">/exp1<text:tab/>8</text:a></text:p>
          <text:p text:style-name="P33"><text:soft-page-break/><text:a xlink:type="simple" xlink:href="#__RefHeading___Toc864_1939179428" text:style-name="Index_20_Link" text:visited-style-name="Index_20_Link">4. PASCAL commands<text:tab/>9</text:a></text:p>
          <text:p text:style-name="P34"><text:a xlink:type="simple" xlink:href="#__RefHeading___Toc1028_1077742712" text:style-name="Index_20_Link" text:visited-style-name="Index_20_Link">CLEAN drive<text:tab/>9</text:a></text:p>
          <text:p text:style-name="P34"><text:a xlink:type="simple" xlink:href="#__RefHeading___Toc866_1939179428" text:style-name="Index_20_Link" text:visited-style-name="Index_20_Link">COMPILE filnam[.cy][,drive] [options]<text:tab/>9</text:a></text:p>
          <text:p text:style-name="P34"><text:a xlink:type="simple" xlink:href="#__RefHeading___Toc868_1939179428" text:style-name="Index_20_Link" text:visited-style-name="Index_20_Link">COMPILE 1 filnam[.cy][,drive] [options]<text:tab/>9</text:a></text:p>
          <text:p text:style-name="P34"><text:a xlink:type="simple" xlink:href="#__RefHeading___Toc870_1939179428" text:style-name="Index_20_Link" text:visited-style-name="Index_20_Link">COMPILE 2 filnam[.cy][,drive]<text:tab/>9</text:a></text:p>
          <text:p text:style-name="P34"><text:a xlink:type="simple" xlink:href="#__RefHeading___Toc1030_1077742712" text:style-name="Index_20_Link" text:visited-style-name="Index_20_Link">DELETE filnam[.cy][,drive]<text:tab/>10</text:a></text:p>
          <text:p text:style-name="P34"><text:a xlink:type="simple" xlink:href="#__RefHeading___Toc946_1168667890" text:style-name="Index_20_Link" text:visited-style-name="Index_20_Link">DIR drive<text:tab/>10</text:a></text:p>
          <text:p text:style-name="P34"><text:a xlink:type="simple" xlink:href="#__RefHeading___Toc1016_1077742712" text:style-name="Index_20_Link" text:visited-style-name="Index_20_Link">EDIT filnam[.cy][,drive]<text:tab/>10</text:a></text:p>
          <text:p text:style-name="P34"><text:a xlink:type="simple" xlink:href="#__RefHeading___Toc1032_1077742712" text:style-name="Index_20_Link" text:visited-style-name="Index_20_Link">NEW filnam[.cy][,drive]<text:tab/>10</text:a></text:p>
          <text:p text:style-name="P34"><text:a xlink:type="simple" xlink:href="#__RefHeading___Toc1034_1077742712" text:style-name="Index_20_Link" text:visited-style-name="Index_20_Link">PACK [drive]<text:tab/>10</text:a></text:p>
          <text:p text:style-name="P34"><text:a xlink:type="simple" xlink:href="#__RefHeading___Toc872_1939179428" text:style-name="Index_20_Link" text:visited-style-name="Index_20_Link">SHOW filnam[.cy][,drive] [start]<text:tab/>10</text:a></text:p>
          <text:p text:style-name="P33"><text:a xlink:type="simple" xlink:href="#__RefHeading___Toc1255_1864555970" text:style-name="Index_20_Link" text:visited-style-name="Index_20_Link">5. Pascal games<text:tab/>10</text:a></text:p>
          <text:p text:style-name="P34"><text:a xlink:type="simple" xlink:href="#__RefHeading___Toc1257_1864555970" text:style-name="Index_20_Link" text:visited-style-name="Index_20_Link">ALIEN<text:tab/>10</text:a></text:p>
          <text:p text:style-name="P34"><text:a xlink:type="simple" xlink:href="#__RefHeading___Toc1259_1864555970" text:style-name="Index_20_Link" text:visited-style-name="Index_20_Link">PONG<text:tab/>10</text:a></text:p>
          <text:p text:style-name="P34"><text:a xlink:type="simple" xlink:href="#__RefHeading___Toc1036_1077742712" text:style-name="Index_20_Link" text:visited-style-name="Index_20_Link">REVERSI<text:tab/>11</text:a></text:p>
          <text:p text:style-name="P33"><text:a xlink:type="simple" xlink:href="#__RefHeading___Toc111_1190721295" text:style-name="Index_20_Link" text:visited-style-name="Index_20_Link">6. Floppy disk drives (tapes are not emulated)<text:tab/>11</text:a></text:p>
          <text:p text:style-name="P33"><text:a xlink:type="simple" xlink:href="#__RefHeading___Toc808_1282248675" text:style-name="Index_20_Link" text:visited-style-name="Index_20_Link">7. File Types<text:tab/>11</text:a></text:p>
          <text:p text:style-name="P33"><text:a xlink:type="simple" xlink:href="#__RefHeading___Toc810_1282248675" text:style-name="Index_20_Link" text:visited-style-name="Index_20_Link">8. Error Codes<text:tab/>12</text:a></text:p>
          <text:p text:style-name="P34"><text:a xlink:type="simple" xlink:href="#__RefHeading___Toc824_1282248675" text:style-name="Index_20_Link" text:visited-style-name="Index_20_Link">System error codes<text:tab/>12</text:a></text:p>
          <text:p text:style-name="P34"><text:a xlink:type="simple" xlink:href="#__RefHeading___Toc826_1282248675" text:style-name="Index_20_Link" text:visited-style-name="Index_20_Link">ASSEMBLER error codes<text:tab/>13</text:a></text:p>
          <text:p text:style-name="P34"><text:a xlink:type="simple" xlink:href="#__RefHeading___Toc828_1282248675" text:style-name="Index_20_Link" text:visited-style-name="Index_20_Link">EXDOS error codes<text:tab/>13</text:a></text:p>
          <text:p text:style-name="P34"><text:a xlink:type="simple" xlink:href="#__RefHeading___Toc830_1282248675" text:style-name="Index_20_Link" text:visited-style-name="Index_20_Link">PASCAL error codes<text:tab/>14</text:a></text:p>
          <text:p text:style-name="P33"><text:a xlink:type="simple" xlink:href="#__RefHeading___Toc113_1190721295" text:style-name="Index_20_Link" text:visited-style-name="Index_20_Link">9. R65 Control keys<text:tab/>14</text:a></text:p>
          <text:p text:style-name="P34"><text:a xlink:type="simple" xlink:href="#__RefHeading___Toc812_1282248675" text:style-name="Index_20_Link" text:visited-style-name="Index_20_Link">Video control functions<text:tab/>14</text:a></text:p>
          <text:p text:style-name="P34"><text:a xlink:type="simple" xlink:href="#__RefHeading___Toc814_1282248675" text:style-name="Index_20_Link" text:visited-style-name="Index_20_Link">Other control functions<text:tab/>15</text:a></text:p>
          <text:p text:style-name="P33"><text:a xlink:type="simple" xlink:href="#__RefHeading___Toc1159_1077742712" text:style-name="Index_20_Link" text:visited-style-name="Index_20_Link">10. “Burning” new PROMS/EPROMS<text:tab/>15</text:a></text:p>
          <text:p text:style-name="P33"><text:a xlink:type="simple" xlink:href="#__RefHeading___Toc1161_1077742712" text:style-name="Index_20_Link" text:visited-style-name="Index_20_Link">11. The usual disclamer<text:tab/>16</text:a></text:p>
        </text:index-body>
      </text:table-of-content>
      <text:p text:style-name="P23"/>
      <text:p text:style-name="P3">This manual describes the system software for the R65 computer system. The system software consists of 4 separate modules, which are stored in EPROM.</text:p>
      <text:p text:style-name="P3"/>
      <text:h text:style-name="P43"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43"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43"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ext:soft-page-break/>the subroutines for sequential file i/o.</text:p>
      <text:p text:style-name="P3"><text:tab/>Address space: F000-F7FF</text:p>
      <text:h text:style-name="P43"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39" text:outline-level="1"><text:bookmark-start text:name="__RefHeading___Toc1046_1077742712"/><text:span text:style-name="T11">3</text:span>. <text:span text:style-name="T11">Installation</text:span><text:bookmark-end text:name="__RefHeading___Toc1046_1077742712"/></text:h>
      <text:p text:style-name="P15">The R65 Emulator for Raspbian can be downloaded from GITHUB. Open a terminal and type:</text:p>
      <text:p text:style-name="P26">cd</text:p>
      <text:p text:style-name="P26">git clone --depth 1 git://github.com/rricharz/R65</text:p>
      <text:p text:style-name="P26">cd pi-top-install</text:p>
      <text:p text:style-name="P26">cd R65</text:p>
      <text:p text:style-name="P38">mkdir Files</text:p>
      <text:p text:style-name="P26"><text:soft-page-break/>cp R65-Emulator.desktop ~/desktop</text:p>
      <text:p text:style-name="P26">cd R65-Emulator/Disks</text:p>
      <text:p text:style-name="P26">cp <text:span text:style-name="T12">EMPTY.disk WORK.disk</text:span></text:p>
      <text:p text:style-name="P16">Now you should be able to start the R65 emulator using the R65 Emulator icon on the desktop. Read chapter 5 Floppy Disk Drives before proceeding.</text:p>
      <text:p text:style-name="P16">As the first thing, you should rename your newly created WORK disk.</text:p>
      <text:p text:style-name="P17">Type FLOPPY WORK 1 to ensure that the WORK disk is in drive 1.</text:p>
      <text:p text:style-name="P16">Type VOLUME <text:span text:style-name="T13">1</text:span>&lt;return&gt; and then enter WORK.0<text:span text:style-name="T13">4</text:span> &lt;return&gt; to label your work disk properly.</text:p>
      <text:h text:style-name="P44" text:outline-level="3"><text:bookmark-start text:name="__RefHeading___Toc1048_1077742712"/>Adding additional disks<text:bookmark-end text:name="__RefHeading___Toc1048_1077742712"/></text:h>
      <text:p text:style-name="P16">Later, you can create additional disks with the name MYNAME (where MYNAME stands for any name you want to use) as you have done above for WORK. In the Raspbian terminal, type</text:p>
      <text:p text:style-name="P27">cd</text:p>
      <text:p text:style-name="P27">cd R65</text:p>
      <text:p text:style-name="P27">cd R65-Emulator/Disks</text:p>
      <text:p text:style-name="P27">cp <text:span text:style-name="T12">EMPTY.disk MYNAME.disk</text:span></text:p>
      <text:p text:style-name="P30">Then, restart R65-Emulator using the <text:span text:style-name="T13">Desktop icon.</text:span></text:p>
      <text:p text:style-name="P31">Type FLOPPY MYNAME 1 to ensure that the MYNAME disk is in drive 1.</text:p>
      <text:p text:style-name="P30">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44" text:outline-level="3"><text:bookmark-start text:name="__RefHeading___Toc1050_1077742712"/>Upgrading the R65 Emulator<text:bookmark-end text:name="__RefHeading___Toc1050_1077742712"/></text:h>
      <text:p text:style-name="P31">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31">Type</text:p>
      <text:p text:style-name="P28"><text:soft-page-break/>cd</text:p>
      <text:p text:style-name="P28">cd R65</text:p>
      <text:p text:style-name="P29">git pull</text:p>
      <text:p text:style-name="P32">The git pull file will give an error message, if any file which will be upgraded has been modified. <text:s/>Type</text:p>
      <text:p text:style-name="P32"><text:tab/>git checkout <text:s/><text:span text:style-name="T19">xxx/xxx</text:span></text:p>
      <text:p text:style-name="P32"><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45" text:outline-level="3"><text:bookmark-start text:name="__RefHeading___Toc984_1077742712"/>COPY filnam[.cy],from_drive,to_drive<text:bookmark-end text:name="__RefHeading___Toc984_1077742712"/></text:h>
      <text:p text:style-name="P12">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6" text:outline-level="3"><text:bookmark-start text:name="__RefHeading___Toc1019_1077742712"/>DATE<text:bookmark-end text:name="__RefHeading___Toc1019_1077742712"/></text:h>
      <text:p text:style-name="P13">Display actual date. Date can be changed once displayed. &lt;return&gt; returns to monitor. The emulator reads the Linux system dates at startup and stores it in the R65 date memory. Afterwards it can be changed if necessary.</text:p>
      <text:h text:style-name="P45" text:outline-level="3"><text:bookmark-start text:name="__RefHeading___Toc986_1077742712"/><text:soft-page-break/>DELETE filnam[.cy][,drive]<text:bookmark-end text:name="__RefHeading___Toc986_1077742712"/></text:h>
      <text:p text:style-name="P12">Delete a file. <text:span text:style-name="T7">The wild card letter @ can be used in filnam.</text:span></text:p>
      <text:h text:style-name="P45" text:outline-level="3"><text:bookmark-start text:name="__RefHeading___Toc988_1077742712"/>DFORMAT diskname,drive<text:bookmark-end text:name="__RefHeading___Toc988_1077742712"/></text:h>
      <text:p text:style-name="P12">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45" text:outline-level="3"><text:bookmark-start text:name="__RefHeading___Toc990_1077742712"/>EDIT filnam[.cy][,drive]<text:bookmark-end text:name="__RefHeading___Toc990_1077742712"/></text:h>
      <text:p text:style-name="P12">Edit a file with the Linux leafpad editor. Use the command NEW (see below) if you want to edit a new file.</text:p>
      <text:h text:style-name="P45" text:outline-level="3"><text:bookmark-start text:name="__RefHeading___Toc992_1077742712"/>EXPORT filnam[.cy][,drive]<text:bookmark-end text:name="__RefHeading___Toc992_1077742712"/></text:h>
      <text:p text:style-name="P12">Export a sequential file to the Linux Files directory</text:p>
      <text:h text:style-name="P46" text:outline-level="3"><text:bookmark-start text:name="__RefHeading___Toc994_1077742712"/>FDIR [drive]<text:bookmark-end text:name="__RefHeading___Toc994_1077742712"/></text:h>
      <text:p text:style-name="P13">Full disk directory, including deleted files which can be recovered with the revive command. Also shows how many sectors can be recovered with the pack command.</text:p>
      <text:h text:style-name="P46" text:outline-level="3"><text:bookmark-start text:name="__RefHeading___Toc996_1077742712"/>FLOPPY disknam[,drive]<text:bookmark-end text:name="__RefHeading___Toc996_1077742712"/></text:h>
      <text:p text:style-name="P13">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6"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46" text:outline-level="3"><text:bookmark-start text:name="__RefHeading___Toc998_1077742712"/><text:soft-page-break/>IMPORT filnam[,drive]<text:bookmark-end text:name="__RefHeading___Toc998_1077742712"/></text:h>
      <text:p text:style-name="P13">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46" text:outline-level="3"><text:bookmark-start text:name="__RefHeading___Toc1000_1077742712"/>NEW filnam[.cy][,drive]<text:bookmark-end text:name="__RefHeading___Toc1000_1077742712"/></text:h>
      <text:p text:style-name="P13">Create a new empty sequential file.</text:p>
      <text:h text:style-name="P46" text:outline-level="3"><text:bookmark-start text:name="__RefHeading___Toc1002_1077742712"/><text:span text:style-name="T2">P</text:span>ACK [drive]<text:bookmark-end text:name="__RefHeading___Toc1002_1077742712"/></text:h>
      <text:p text:style-name="P13">Permanently erase all deleted files and recover the disk space. FDIR displays how much space can be recoverd with the PACK command.</text:p>
      <text:h text:style-name="P46" text:outline-level="3"><text:bookmark-start text:name="__RefHeading___Toc1004_1077742712"/>PROTECT filnam[.cy][,drive]<text:bookmark-end text:name="__RefHeading___Toc1004_1077742712"/></text:h>
      <text:p text:style-name="P13">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46" text:outline-level="3"><text:bookmark-start text:name="__RefHeading___Toc1006_1077742712"/>RENAME filnam[.cy][,drive]<text:bookmark-end text:name="__RefHeading___Toc1006_1077742712"/></text:h>
      <text:p text:style-name="P13">Rename an existing file. The command asks for the new name and type.</text:p>
      <text:h text:style-name="P46" text:outline-level="3"><text:bookmark-start text:name="__RefHeading___Toc1008_1077742712"/>REVIVE entry number[, drive]<text:bookmark-end text:name="__RefHeading___Toc1008_1077742712"/></text:h>
      <text:p text:style-name="P13">Recover a deleted file. Use FDIR to get the entry number.</text:p>
      <text:h text:style-name="Heading_20_3" text:outline-level="3"><text:bookmark-start text:name="__RefHeading___Toc764_1282248675"/>RESETB<text:bookmark-end text:name="__RefHeading___Toc764_1282248675"/></text:h>
      <text:p text:style-name="P13">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46" text:outline-level="3"><text:bookmark-start text:name="__RefHeading___Toc1010_1077742712"/><text:soft-page-break/>SAVE [drive]<text:bookmark-end text:name="__RefHeading___Toc1010_1077742712"/></text:h>
      <text:p text:style-name="P13">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46" text:outline-level="3"><text:bookmark-start text:name="__RefHeading___Toc1012_1077742712"/>SWAP [dive]<text:bookmark-end text:name="__RefHeading___Toc1012_1077742712"/></text:h>
      <text:p text:style-name="P13">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46" text:outline-level="3"><text:bookmark-start text:name="__RefHeading___Toc1014_1077742712"/>VOLUME [drive]<text:bookmark-end text:name="__RefHeading___Toc1014_1077742712"/></text:h>
      <text:p text:style-name="P13">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0" text:outline-level="1"><text:bookmark-start text:name="__RefHeading___Toc864_1939179428"/>4. PASCAL commands<text:bookmark-end text:name="__RefHeading___Toc864_1939179428"/></text:h>
      <text:p text:style-name="P4">The PASCAL envirement is started with the command</text:p>
      <text:p text:style-name="P10"><text:tab/>RUN <text:span text:style-name="T4">PASCAL</text:span></text:p>
      <text:p text:style-name="P4"><text:soft-page-break/>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47" text:outline-level="3"><text:bookmark-start text:name="__RefHeading___Toc1028_1077742712"/><text:span text:style-name="T10">CLEAN</text:span> drive<text:bookmark-end text:name="__RefHeading___Toc1028_1077742712"/></text:h>
      <text:p text:style-name="P14">Automatically deletes unnecessary files on the disk drive (default 0).</text:p>
      <text:list xml:id="list3772181081663951861" text:style-name="L1">
        <text:list-item>
          <text:p text:style-name="P35">All files with the type :Q (compiler temporary files)</text:p>
        </text:list-item>
        <text:list-item>
          <text:p text:style-name="P35">All but the latest cyclus of any file</text:p>
        </text:list-item>
      </text:list>
      <text:p text:style-name="P14">The command CLEAN does not PACK the disk, in case you decide that you need to REVIVE a file which has been deleted by CLEAN. Use PACK after CLEAN if you want to recover the space.</text:p>
      <text:h text:style-name="P48"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1">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49"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46"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50" text:outline-level="3"><text:bookmark-start text:name="__RefHeading___Toc946_1168667890"/><text:soft-page-break/>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51"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46"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52"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48"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53" text:outline-level="3"><text:bookmark-start text:name="__RefHeading___Toc1257_1864555970"/>ALIEN<text:bookmark-end text:name="__RefHeading___Toc1257_1864555970"/></text:h>
      <text:p text:style-name="P22">Save the earth from an alien invasion.</text:p>
      <text:h text:style-name="P54" text:outline-level="3"><text:bookmark-start text:name="__RefHeading___Toc1259_1864555970"/>PONG<text:bookmark-end text:name="__RefHeading___Toc1259_1864555970"/></text:h>
      <text:p text:style-name="P21">Play the game of Pong.</text:p>
      <text:h text:style-name="P55"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Heading_20_1" text:outline-level="1"><text:bookmark-start text:name="__RefHeading___Toc111_1190721295"/><text:soft-page-break/><text:span text:style-name="T18">6</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Heading_20_1" text:outline-level="1"><text:bookmark-start text:name="__RefHeading___Toc808_1282248675"/><text:span text:style-name="T18">7.</text:span> File Types<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18">8</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oft-page-break/><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oft-page-break/><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oft-page-break/><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18">9</text:span>. R65 Control keys<text:bookmark-end text:name="__RefHeading___Toc113_1190721295"/></text:h>
      <text:p text:style-name="P23"/>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oft-page-break/><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41" text:outline-level="1"><text:bookmark-start text:name="__RefHeading___Toc1159_1077742712"/><text:span text:style-name="T18">10</text:span>. “<text:span text:style-name="T15">Burning” new PROMS/EPROMS</text:span><text:bookmark-end text:name="__RefHeading___Toc1159_1077742712"/></text:h>
      <text:p text:style-name="P24"/>
      <text:p text:style-name="P18">The System software on the original system was burned in EPROMS and used the KIM-1 ROM. The corresponding Assembler source files are:</text:p>
      <text:list xml:id="list1714806660679430099" text:style-name="L2">
        <text:list-item>
          <text:p text:style-name="P36">KIM1.asm</text:p>
        </text:list-item>
        <text:list-item>
          <text:p text:style-name="P36">CRT.asm</text:p>
        </text:list-item>
        <text:list-item>
          <text:p text:style-name="P36">DISK.asm</text:p>
        </text:list-item>
        <text:list-item>
          <text:p text:style-name="P36">IOCONTROL.asm</text:p>
        </text:list-item>
        <text:list-item>
          <text:p text:style-name="P36"><text:soft-page-break/>MONITOR.asm</text:p>
        </text:list-item>
        <text:list-item>
          <text:p text:style-name="P36">EXDOS.asm</text:p>
        </text:list-item>
      </text:list>
      <text:p text:style-name="P18">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8">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42" text:outline-level="1"><text:bookmark-start text:name="__RefHeading___Toc1161_1077742712"/><text:span text:style-name="T17">11</text:span>. <text:span text:style-name="T17">The usual disclamer</text:span><text:bookmark-end text:name="__RefHeading___Toc1161_1077742712"/></text:h>
      <text:p text:style-name="P20">The contributions in this repository are distributed in the hope that they will be useful, but WITHOUT ANY WARRANTY; without even the implied warranty of MERCHANTABILITY or FITNESS FOR A PARTICULAR PURPOSE. </text:p>
      <text:p text:style-name="P19">Please report any problems <text:span text:style-name="T17">or suggestions for improvements </text:span>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8T06:04:51.182338298</dc:date>
    <meta:editing-duration>PT51M30S</meta:editing-duration>
    <meta:editing-cycles>21</meta:editing-cycles>
    <meta:generator>LibreOffice/5.2.7.2$Linux_ARM_EABI LibreOffice_project/20m0$Build-2</meta:generator>
    <meta:document-statistic meta:table-count="0" meta:image-count="0" meta:object-count="0" meta:page-count="16" meta:paragraph-count="377" meta:word-count="3271" meta:character-count="19218" meta:non-whitespace-character-count="15999"/>
  </office:meta>
</office:document-meta>
</file>